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51.08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7" style:family="text">
      <style:text-properties style:font-name="Arial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1" table:default-cell-style-name="ce2"/>
        <table:table-column table:style-name="co5" table:default-cell-style-name="ce2"/>
        <table:table-column table:style-name="co6" table:number-columns-repeated="241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庫<text:span text:style-name="T1">    </text:span><text:span text:style-name="T2">存</text:span><text:span text:style-name="T3">    </text:span><text:span text:style-name="T2">表</text:span></text:p>
          </table:table-cell>
          <table:covered-table-cell table:number-columns-repeated="14" table:style-name="ce6"/>
          <table:table-cell table:style-name="ce12"/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 No.<text:span text:style-name="T7">          </text:span>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 table:number-columns-spanned="2" table:number-rows-spanned="1">
            <text:p>　　　　<text:span text:style-name="T4">年</text:span></text:p>
          </table:table-cell>
          <table:covered-table-cell table:style-name="ce7"/>
          <table:table-cell table:style-name="ce8" office:value-type="string" calcext:value-type="string" table:number-columns-spanned="1" table:number-rows-spanned="2">
            <text:p>料號</text:p>
          </table:table-cell>
          <table:table-cell table:style-name="ce8" office:value-type="string" calcext:value-type="string" table:number-columns-spanned="1" table:number-rows-spanned="2">
            <text:p>品名</text:p>
          </table:table-cell>
          <table:table-cell table:style-name="ce8" office:value-type="string" calcext:value-type="string" table:number-columns-spanned="3" table:number-rows-spanned="1">
            <text:p>期　初</text:p>
          </table:table-cell>
          <table:covered-table-cell table:style-name="ce11"/>
          <table:covered-table-cell table:style-name="ce7"/>
          <table:table-cell table:style-name="ce8" office:value-type="string" calcext:value-type="string" table:number-columns-spanned="3" table:number-rows-spanned="1">
            <text:p>出　貨</text:p>
          </table:table-cell>
          <table:covered-table-cell table:style-name="ce11"/>
          <table:covered-table-cell table:style-name="ce7"/>
          <table:table-cell table:style-name="ce8" office:value-type="string" calcext:value-type="string" table:number-columns-spanned="3" table:number-rows-spanned="1">
            <text:p>進　貨</text:p>
          </table:table-cell>
          <table:covered-table-cell table:style-name="ce11"/>
          <table:covered-table-cell table:style-name="ce7"/>
          <table:table-cell table:style-name="ce8" office:value-type="string" calcext:value-type="string" table:number-columns-spanned="2" table:number-rows-spanned="1">
            <text:p>結　餘</text:p>
          </table:table-cell>
          <table:covered-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 <text:span text:style-name="T4">月</text:span></text:p>
          </table:table-cell>
          <table:table-cell table:style-name="ce4" office:value-type="string" calcext:value-type="string">
            <text:p> <text:span text:style-name="T4">日</text:span></text:p>
          </table:table-cell>
          <table:covered-table-cell table:number-columns-repeated="2" table:style-name="ce9"/>
          <table:table-cell table:style-name="ce10" office:value-type="string" calcext:value-type="string">
            <text:p>單<text:span text:style-name="T5">  </text:span><text:span text:style-name="T6">價</text:span></text:p>
          </table:table-cell>
          <table:table-cell table:style-name="ce8" office:value-type="string" calcext:value-type="string">
            <text:p>數<text:span text:style-name="T5"> </text:span><text:span text:style-name="T6">量</text:span></text:p>
          </table:table-cell>
          <table:table-cell table:style-name="ce8" office:value-type="string" calcext:value-type="string">
            <text:p>金<text:span text:style-name="T5"> </text:span><text:span text:style-name="T6">額</text:span></text:p>
          </table:table-cell>
          <table:table-cell table:style-name="ce10" office:value-type="string" calcext:value-type="string">
            <text:p>單<text:span text:style-name="T5">  </text:span><text:span text:style-name="T6">價</text:span></text:p>
          </table:table-cell>
          <table:table-cell table:style-name="ce8" office:value-type="string" calcext:value-type="string">
            <text:p>數<text:span text:style-name="T5"> </text:span><text:span text:style-name="T6">量</text:span></text:p>
          </table:table-cell>
          <table:table-cell table:style-name="ce8" office:value-type="string" calcext:value-type="string">
            <text:p>金<text:span text:style-name="T5"> </text:span><text:span text:style-name="T6">額</text:span></text:p>
          </table:table-cell>
          <table:table-cell table:style-name="ce8" office:value-type="string" calcext:value-type="string">
            <text:p>單價</text:p>
          </table:table-cell>
          <table:table-cell table:style-name="ce8" office:value-type="string" calcext:value-type="string">
            <text:p>數<text:span text:style-name="T5"> </text:span><text:span text:style-name="T6">量</text:span></text:p>
          </table:table-cell>
          <table:table-cell table:style-name="ce8" office:value-type="string" calcext:value-type="string">
            <text:p>金<text:span text:style-name="T5"> </text:span><text:span text:style-name="T6">額</text:span></text:p>
          </table:table-cell>
          <table:table-cell table:style-name="ce8" office:value-type="string" calcext:value-type="string">
            <text:p>數<text:span text:style-name="T5"> </text:span><text:span text:style-name="T6">量</text:span></text:p>
          </table:table-cell>
          <table:table-cell table:style-name="ce8" office:value-type="string" calcext:value-type="string">
            <text:p>金<text:span text:style-name="T5"> </text:span><text:span text:style-name="T6">額</text:span></text:p>
          </table:table-cell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5]*[.F5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5]*[.I5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5]*[.L5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6]*[.F6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6]*[.I6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6]*[.L6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7]*[.F7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7]*[.I7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7]*[.L7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8]*[.F8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8]*[.I8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8]*[.L8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9]*[.F9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9]*[.I9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9]*[.L9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10]*[.F10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10]*[.I10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10]*[.L10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11]*[.F11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11]*[.I11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11]*[.L11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12]*[.F12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12]*[.I12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12]*[.L12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13]*[.F13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13]*[.I13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13]*[.L13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14]*[.F14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14]*[.I14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14]*[.L14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15]*[.F15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15]*[.I15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15]*[.L15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16]*[.F16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16]*[.I16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16]*[.L16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17]*[.F17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17]*[.I17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17]*[.L17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18]*[.F18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18]*[.I18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18]*[.L18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19]*[.F19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19]*[.I19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19]*[.L19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20]*[.F20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20]*[.I20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20]*[.L20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21]*[.F21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21]*[.I21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21]*[.L21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22]*[.F22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22]*[.I22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22]*[.L22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23]*[.F23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23]*[.I23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23]*[.L23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24]*[.F24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24]*[.I24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24]*[.L24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25]*[.F25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25]*[.I25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25]*[.L25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26]*[.F26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26]*[.I26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26]*[.L26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27]*[.F27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27]*[.I27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27]*[.L27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28]*[.F28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28]*[.I28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28]*[.L28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29]*[.F29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29]*[.I29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29]*[.L29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30]*[.F30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30]*[.I30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30]*[.L30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31]*[.F31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31]*[.I31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31]*[.L31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32]*[.F32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32]*[.I32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32]*[.L32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33]*[.F33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33]*[.I33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33]*[.L33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34]*[.F34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34]*[.I34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34]*[.L34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35]*[.F35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35]*[.I35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35]*[.L35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36]*[.F36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36]*[.I36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36]*[.L36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37]*[.F37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37]*[.I37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37]*[.L37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38]*[.F38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38]*[.I38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38]*[.L38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39]*[.F39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39]*[.I39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39]*[.L39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40]*[.F40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40]*[.I40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40]*[.L40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41]*[.F41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41]*[.I41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41]*[.L41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42]*[.F42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42]*[.I42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42]*[.L42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43]*[.F43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43]*[.I43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43]*[.L43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44]*[.F44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44]*[.I44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44]*[.L44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45]*[.F45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45]*[.I45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45]*[.L45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46]*[.F46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46]*[.I46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46]*[.L46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47]*[.F47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47]*[.I47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47]*[.L47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48]*[.F48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48]*[.I48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48]*[.L48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49]*[.F49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49]*[.I49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49]*[.L49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50]*[.F50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50]*[.I50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50]*[.L50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51]*[.F51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51]*[.I51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51]*[.L51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52]*[.F52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52]*[.I52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52]*[.L52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53]*[.F53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53]*[.I53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53]*[.L53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54]*[.F54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54]*[.I54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54]*[.L54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55]*[.F55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55]*[.I55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55]*[.L55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style-name="ce5" table:number-columns-repeated="6"/>
          <table:table-cell table:style-name="ce5" table:formula="of:=[.E56]*[.F56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56]*[.I56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E56]*[.L56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9"/>
        </table:table-row>
        <table:table-row table:style-name="ro4" table:number-rows-repeated="53">
          <table:table-cell table:number-columns-repeated="1024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01mm" style:first-page-number="continue" style:scale-to="55%" style:table-centering="horizontal" style:writing-mode="lr-tb"/>
      <style:header-style>
        <style:header-footer-properties fo:min-height="7.5mm" fo:margin-left="4mm" fo:margin-right="4.99mm" fo:margin-bottom="0mm"/>
      </style:header-style>
      <style:footer-style>
        <style:header-footer-properties fo:min-height="7.5mm" fo:margin-left="4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09:13:27</meta:creation-date>
    <dc:creator>QQ</dc:creator>
    <dc:date>2004-03-21T17:58:22</dc:date>
    <meta:print-date>2004-03-09T21:50:27</meta:print-date>
    <meta:document-statistic meta:table-count="1" meta:cell-count="178" meta:object-count="0"/>
    <meta:generator>LibreOffice/5.1.1.3$Windows_x86 LibreOffice_project/89f508ef3ecebd2cfb8e1def0f0ba9a803b88a6d</meta:generator>
  </office:meta>
</office:document-meta>
</file>